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/>
          <table:table-cell table:style-name="ce0" office:value-type="string">
            <text:p>←：Eastlands Port ・ Yamato Village
↑：Izumo Village ・ Sacred Mountain
→：Rongu Café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